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ddb8" officeooo:paragraph-rsid="0003ddb8"/>
    </style:style>
    <style:style style:name="P2" style:family="paragraph" style:parent-style-name="Standard">
      <style:text-properties officeooo:paragraph-rsid="0003ddb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46b7f" style:font-style-asian="italic" style:font-style-complex="italic"/>
    </style:style>
    <style:style style:name="T3" style:family="text">
      <style:text-properties fo:font-style="italic" officeooo:rsid="00090982" style:font-style-asian="italic" style:font-style-complex="italic"/>
    </style:style>
    <style:style style:name="T4" style:family="text">
      <style:text-properties fo:font-style="italic" officeooo:rsid="000a1eb9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694ad" style:font-style-asian="normal" style:font-style-complex="normal"/>
    </style:style>
    <style:style style:name="T7" style:family="text">
      <style:text-properties fo:font-style="normal" officeooo:rsid="00090982" style:font-style-asian="normal" style:font-style-complex="normal"/>
    </style:style>
    <style:style style:name="T8" style:family="text">
      <style:text-properties fo:font-style="normal" officeooo:rsid="000a1eb9" style:font-style-asian="normal" style:font-style-complex="normal"/>
    </style:style>
    <style:style style:name="T9" style:family="text">
      <style:text-properties fo:font-style="normal" officeooo:rsid="00046b7f" style:font-style-asian="normal" style:font-style-complex="normal"/>
    </style:style>
    <style:style style:name="T10" style:family="text">
      <style:text-properties fo:font-style="normal" officeooo:rsid="000d8964" style:font-style-asian="normal" style:font-style-complex="normal"/>
    </style:style>
    <style:style style:name="T11" style:family="text">
      <style:text-properties officeooo:rsid="00046b7f"/>
    </style:style>
    <style:style style:name="T12" style:family="text">
      <style:text-properties officeooo:rsid="000694ad"/>
    </style:style>
    <style:style style:name="T13" style:family="text">
      <style:text-properties officeooo:rsid="00090982"/>
    </style:style>
    <style:style style:name="T14" style:family="text">
      <style:text-properties officeooo:rsid="000ebf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rek Low</text:p>
      <text:p text:style-name="P1">Senior Project Summary – <text:span text:style-name="T14">Biology Poster</text:span></text:p>
      <text:p text:style-name="P1"/>
      <text:p text:style-name="P1">In the fields of computer science and computational biology, the topic of machine learning, or <text:span text:style-name="T5">the capabilities of a computational system to learn without </text:span><text:span text:style-name="T8">being explicitly </text:span><text:span text:style-name="T10">tuned by a human</text:span>, <text:span text:style-name="T12">has <text:s/>long been considered a topic with great potential.</text:span> Can we program computers to learn as humans typically learn, by performing some action and self-correcting based on whether or not the action produced the results we aimed for? Will computers be able to help researchers understand the complexity of the human brain, and how <text:span text:style-name="T1">exactly</text:span><text:span text:style-name="T5"> </text:span><text:span text:style-name="T6">neurons in the brain map to each other</text:span><text:span text:style-name="T5">?</text:span></text:p>
      <text:p text:style-name="P1"><text:tab/><text:span text:style-name="T13">While we understand particular aspects of the brain, what remains a mystery is the </text:span><text:span text:style-name="T7">general network structure of neurons, in both small and large populations</text:span><text:span text:style-name="T13">. </text:span>My senior project will heavily involve machine learning; <text:span text:style-name="T11">I will be working on writing a machine-learning-inspired program to fit and replicate a network structure by training the program </text:span><text:span text:style-name="T9">on </text:span><text:span text:style-name="T8">simulated</text:span><text:span text:style-name="T9"> data of spiking neurons in a network</text:span><text:span text:style-name="T11">. This project hopes to provide further insight into network structures of neurons under certain spiking patterns. Ultimately, the hope is to answer the question of how accurately I can drive a computational system to recreate neural networks by comparing the resulting spiking patterns of those networks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20:05:23.900505308</meta:creation-date>
    <dc:date>2017-10-11T16:25:51.520948568</dc:date>
    <meta:editing-duration>PT50M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208" meta:character-count="1315" meta:non-whitespace-character-count="1108"/>
  </office:meta>
</office:document-meta>
</file>